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9" office:value-type="string" calcext:value-type="string">
            <text:p>2818</text:p>
          </table:table-cell>
          <table:table-cell table:number-columns-repeated="1001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 style:data-style-name="N2" text:time-value="13:00:58.8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0T13:03:31.875000000</dc:date>
    <meta:editing-duration>P8DT5H33M58S</meta:editing-duration>
    <meta:editing-cycles>3720</meta:editing-cycles>
    <meta:document-statistic meta:table-count="6" meta:cell-count="10205" meta:object-count="0"/>
    <meta:user-defined meta:name="qrichtext">1</meta:user-defined>
  </office:meta>
</office:document-meta>
</file>